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2.5228in"/>
    </style:style>
    <style:style style:name="co4" style:family="table-column">
      <style:table-column-properties fo:break-before="auto" style:column-width="2.498in"/>
    </style:style>
    <style:style style:name="co5" style:family="table-column">
      <style:table-column-properties fo:break-before="auto" style:column-width="2.5516in"/>
    </style:style>
    <style:style style:name="co6" style:family="table-column">
      <style:table-column-properties fo:break-before="auto" style:column-width="2.8945in"/>
    </style:style>
    <style:style style:name="co7" style:family="table-column">
      <style:table-column-properties fo:break-before="auto" style:column-width="2.45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ategory" style:data-style-name="N0">
      <style:table-cell-properties fo:border-bottom="none" fo:border-left="none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none" fo:border-right="0.99pt solid #000000" fo:border-top="none"/>
    </style:style>
    <style:style style:name="ce1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8" style:family="table-cell" style:parent-style-name="Pivot_20_Table_20_Value" style:data-style-name="N0"/>
    <style:style style:name="ce1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1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4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5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6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erformance-Resolution Scal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MEMORY(kb)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72" calcext:value-type="float">
            <text:p>0.72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.98" calcext:value-type="float">
            <text:p>2.98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.77" calcext:value-type="float">
            <text:p>11.77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47.25" calcext:value-type="float">
            <text:p>47.25</text:p>
          </table:table-cell>
          <table:table-cell office:value-type="float" office:value="3828" calcext:value-type="float">
            <text:p>3828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88.48" calcext:value-type="float">
            <text:p>188.48</text:p>
          </table:table-cell>
          <table:table-cell office:value-type="float" office:value="4412" calcext:value-type="float">
            <text:p>4412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53.72" calcext:value-type="float">
            <text:p>753.72</text:p>
          </table:table-cell>
          <table:table-cell office:value-type="float" office:value="6736" calcext:value-type="float">
            <text:p>6736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73" calcext:value-type="float">
            <text:p>0.73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.98" calcext:value-type="float">
            <text:p>2.98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.77" calcext:value-type="float">
            <text:p>11.77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47.1" calcext:value-type="float">
            <text:p>47.1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88.68" calcext:value-type="float">
            <text:p>188.68</text:p>
          </table:table-cell>
          <table:table-cell office:value-type="float" office:value="4412" calcext:value-type="float">
            <text:p>4412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53.86" calcext:value-type="float">
            <text:p>753.86</text:p>
          </table:table-cell>
          <table:table-cell office:value-type="float" office:value="6744" calcext:value-type="float">
            <text:p>6744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73" calcext:value-type="float">
            <text:p>0.73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.97" calcext:value-type="float">
            <text:p>2.97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1.78" calcext:value-type="float">
            <text:p>11.78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47.15" calcext:value-type="float">
            <text:p>47.15</text:p>
          </table:table-cell>
          <table:table-cell office:value-type="float" office:value="3828" calcext:value-type="float">
            <text:p>3828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188.19" calcext:value-type="float">
            <text:p>188.19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56.12" calcext:value-type="float">
            <text:p>756.12</text:p>
          </table:table-cell>
          <table:table-cell office:value-type="float" office:value="6740" calcext:value-type="float">
            <text:p>6740</text:p>
          </table:table-cell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ivot Table_Performance-Resolution Scale_1" table:style-name="ta1">
        <table:shapes>
          <draw:frame draw:z-index="0" draw:style-name="gr1" draw:text-style-name="P1" svg:width="6.2988in" svg:height="3.5429in" svg:x="0.7878in" svg:y="3.972in">
            <draw:object draw:notify-on-update-of-ranges="'Pivot Table_Performance-Resolution Scale_1'.C13:'Pivot Table_Performance-Resolution Scale_1'.C18 'Pivot Table_Performance-Resolution Scale_1'.D13:'Pivot Table_Performance-Resolution Scale_1'.D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Filter</text:p>
          </table:table-cell>
          <table:table-cell table:number-columns-repeated="7"/>
        </table:table-row>
        <table:table-row table:style-name="ro2">
          <table:table-cell table:style-name="Pivot_20_Table_20_Field" office:value-type="string" calcext:value-type="string">
            <text:p>FILE</text:p>
          </table:table-cell>
          <table:table-cell table:style-name="ce6" office:value-type="string" calcext:value-type="string">
            <text:p>- all -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 calcext:value-type="string">
            <text:p>Average - TIME(s)</text:p>
          </table:table-cell>
          <table:table-cell table:style-name="ce7" office:value-type="string" calcext:value-type="string">
            <text:p>RESOLUTION</text:p>
          </table:table-cell>
          <table:table-cell table:style-name="ce15" table:number-columns-repeated="5"/>
          <table:table-cell table:style-name="ce28"/>
        </table:table-row>
        <table:table-row table:style-name="ro1">
          <table:table-cell table:style-name="ce2" office:value-type="string" calcext:value-type="string">
            <text:p>SAMPLE</text:p>
          </table:table-cell>
          <table:table-cell table:style-name="ce8" office:value-type="float" office:value="32" calcext:value-type="float">
            <text:p>32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512" calcext:value-type="float">
            <text:p>512</text:p>
          </table:table-cell>
          <table:table-cell table:style-name="ce16" office:value-type="float" office:value="1024" calcext:value-type="float">
            <text:p>1024</text:p>
          </table:table-cell>
          <table:table-cell table:style-name="ce29" office:value-type="string" calcext:value-type="string">
            <text:p>Total Result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float" office:value="0.72" calcext:value-type="float">
            <text:p>0.72</text:p>
          </table:table-cell>
          <table:table-cell table:style-name="ce17" office:value-type="float" office:value="2.98" calcext:value-type="float">
            <text:p>2.98</text:p>
          </table:table-cell>
          <table:table-cell table:style-name="ce17" office:value-type="float" office:value="11.77" calcext:value-type="float">
            <text:p>11.77</text:p>
          </table:table-cell>
          <table:table-cell table:style-name="ce17" office:value-type="float" office:value="47.25" calcext:value-type="float">
            <text:p>47.25</text:p>
          </table:table-cell>
          <table:table-cell table:style-name="ce17" office:value-type="float" office:value="188.48" calcext:value-type="float">
            <text:p>188.48</text:p>
          </table:table-cell>
          <table:table-cell table:style-name="ce24" office:value-type="float" office:value="753.72" calcext:value-type="float">
            <text:p>753.72</text:p>
          </table:table-cell>
          <table:table-cell table:style-name="ce21" office:value-type="float" office:value="167.486666666667" calcext:value-type="float">
            <text:p>167.4866666667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float" office:value="0.73" calcext:value-type="float">
            <text:p>0.73</text:p>
          </table:table-cell>
          <table:table-cell table:style-name="ce18" office:value-type="float" office:value="2.98" calcext:value-type="float">
            <text:p>2.98</text:p>
          </table:table-cell>
          <table:table-cell table:style-name="ce18" office:value-type="float" office:value="11.77" calcext:value-type="float">
            <text:p>11.77</text:p>
          </table:table-cell>
          <table:table-cell table:style-name="ce18" office:value-type="float" office:value="47.1" calcext:value-type="float">
            <text:p>47.1</text:p>
          </table:table-cell>
          <table:table-cell table:style-name="ce18" office:value-type="float" office:value="188.68" calcext:value-type="float">
            <text:p>188.68</text:p>
          </table:table-cell>
          <table:table-cell table:style-name="ce25" office:value-type="float" office:value="753.86" calcext:value-type="float">
            <text:p>753.86</text:p>
          </table:table-cell>
          <table:table-cell table:style-name="ce22" office:value-type="float" office:value="167.52" calcext:value-type="float">
            <text:p>167.52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1" office:value-type="float" office:value="0.73" calcext:value-type="float">
            <text:p>0.73</text:p>
          </table:table-cell>
          <table:table-cell table:style-name="ce19" office:value-type="float" office:value="2.97" calcext:value-type="float">
            <text:p>2.97</text:p>
          </table:table-cell>
          <table:table-cell table:style-name="ce19" office:value-type="float" office:value="11.78" calcext:value-type="float">
            <text:p>11.78</text:p>
          </table:table-cell>
          <table:table-cell table:style-name="ce19" office:value-type="float" office:value="47.15" calcext:value-type="float">
            <text:p>47.15</text:p>
          </table:table-cell>
          <table:table-cell table:style-name="ce19" office:value-type="float" office:value="188.19" calcext:value-type="float">
            <text:p>188.19</text:p>
          </table:table-cell>
          <table:table-cell table:style-name="ce26" office:value-type="float" office:value="756.12" calcext:value-type="float">
            <text:p>756.12</text:p>
          </table:table-cell>
          <table:table-cell table:style-name="ce23" office:value-type="float" office:value="167.823333333333" calcext:value-type="float">
            <text:p>167.8233333333</text:p>
          </table:table-cell>
        </table:table-row>
        <table:table-row table:style-name="ro2">
          <table:table-cell table:style-name="ce5" office:value-type="string" calcext:value-type="string">
            <text:p>Total Result</text:p>
          </table:table-cell>
          <table:table-cell table:style-name="ce12" office:value-type="float" office:value="0.726666666666667" calcext:value-type="float">
            <text:p>0.7266666667</text:p>
          </table:table-cell>
          <table:table-cell table:style-name="ce20" office:value-type="float" office:value="2.97666666666667" calcext:value-type="float">
            <text:p>2.9766666667</text:p>
          </table:table-cell>
          <table:table-cell table:style-name="ce20" office:value-type="float" office:value="11.7733333333333" calcext:value-type="float">
            <text:p>11.7733333333</text:p>
          </table:table-cell>
          <table:table-cell table:style-name="ce20" office:value-type="float" office:value="47.1666666666667" calcext:value-type="float">
            <text:p>47.1666666667</text:p>
          </table:table-cell>
          <table:table-cell table:style-name="ce20" office:value-type="float" office:value="188.45" calcext:value-type="float">
            <text:p>188.45</text:p>
          </table:table-cell>
          <table:table-cell table:style-name="ce27" office:value-type="float" office:value="754.566666666667" calcext:value-type="float">
            <text:p>754.5666666667</text:p>
          </table:table-cell>
          <table:table-cell table:style-name="ce30" office:value-type="float" office:value="167.61" calcext:value-type="float">
            <text:p>167.61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1">
          <table:table-cell/>
          <table:table-cell table:style-name="ce13" office:value-type="float" office:value="32" calcext:value-type="float">
            <text:p>32</text:p>
          </table:table-cell>
          <table:table-cell table:formula="of:=[.B13]*[.B13]" office:value-type="float" office:value="1024" calcext:value-type="float">
            <text:p>1024</text:p>
          </table:table-cell>
          <table:table-cell table:style-name="ce21" office:value-type="float" office:value="0.726666666666667" calcext:value-type="float">
            <text:p>0.7266666667</text:p>
          </table:table-cell>
          <table:table-cell table:style-name="ce13" table:number-columns-repeated="3"/>
          <table:table-cell/>
        </table:table-row>
        <table:table-row table:style-name="ro1">
          <table:table-cell/>
          <table:table-cell table:style-name="ce14" office:value-type="float" office:value="64" calcext:value-type="float">
            <text:p>64</text:p>
          </table:table-cell>
          <table:table-cell table:formula="of:=[.B14]*[.B14]" office:value-type="float" office:value="4096" calcext:value-type="float">
            <text:p>4096</text:p>
          </table:table-cell>
          <table:table-cell table:style-name="ce22" office:value-type="float" office:value="2.97666666666667" calcext:value-type="float">
            <text:p>2.9766666667</text:p>
          </table:table-cell>
          <table:table-cell table:style-name="ce14" table:number-columns-repeated="3"/>
          <table:table-cell/>
        </table:table-row>
        <table:table-row table:style-name="ro1">
          <table:table-cell/>
          <table:table-cell table:style-name="ce14" office:value-type="float" office:value="128" calcext:value-type="float">
            <text:p>128</text:p>
          </table:table-cell>
          <table:table-cell table:formula="of:=[.B15]*[.B15]" office:value-type="float" office:value="16384" calcext:value-type="float">
            <text:p>16384</text:p>
          </table:table-cell>
          <table:table-cell table:style-name="ce22" office:value-type="float" office:value="11.7733333333333" calcext:value-type="float">
            <text:p>11.7733333333</text:p>
          </table:table-cell>
          <table:table-cell table:style-name="ce14" table:number-columns-repeated="3"/>
          <table:table-cell/>
        </table:table-row>
        <table:table-row table:style-name="ro1">
          <table:table-cell/>
          <table:table-cell table:style-name="ce14" office:value-type="float" office:value="256" calcext:value-type="float">
            <text:p>256</text:p>
          </table:table-cell>
          <table:table-cell table:formula="of:=[.B16]*[.B16]" office:value-type="float" office:value="65536" calcext:value-type="float">
            <text:p>65536</text:p>
          </table:table-cell>
          <table:table-cell table:style-name="ce22" office:value-type="float" office:value="47.1666666666667" calcext:value-type="float">
            <text:p>47.1666666667</text:p>
          </table:table-cell>
          <table:table-cell table:style-name="ce14" table:number-columns-repeated="3"/>
          <table:table-cell/>
        </table:table-row>
        <table:table-row table:style-name="ro1">
          <table:table-cell/>
          <table:table-cell table:style-name="ce14" office:value-type="float" office:value="512" calcext:value-type="float">
            <text:p>512</text:p>
          </table:table-cell>
          <table:table-cell table:formula="of:=[.B17]*[.B17]" office:value-type="float" office:value="262144" calcext:value-type="float">
            <text:p>262144</text:p>
          </table:table-cell>
          <table:table-cell table:style-name="ce22" office:value-type="float" office:value="188.45" calcext:value-type="float">
            <text:p>188.45</text:p>
          </table:table-cell>
          <table:table-cell table:style-name="ce14" table:number-columns-repeated="3"/>
          <table:table-cell/>
        </table:table-row>
        <table:table-row table:style-name="ro1">
          <table:table-cell/>
          <table:table-cell table:style-name="ce14" office:value-type="float" office:value="1024" calcext:value-type="float">
            <text:p>1024</text:p>
          </table:table-cell>
          <table:table-cell table:formula="of:=[.B18]*[.B18]" office:value-type="float" office:value="1048576" calcext:value-type="float">
            <text:p>1048576</text:p>
          </table:table-cell>
          <table:table-cell table:style-name="ce23" office:value-type="float" office:value="754.566666666667" calcext:value-type="float">
            <text:p>754.5666666667</text:p>
          </table:table-cell>
          <table:table-cell table:style-name="ce14" table:number-columns-repeated="3"/>
          <table:table-cell/>
        </table:table-row>
        <table:table-row table:style-name="ro2">
          <table:table-cell table:number-columns-repeated="8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3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MD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9c2ad8295833cc201e54e4ae373d5f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]" office:value-type="string" office:string-value="c9c2ad8295833cc201e54e4ae373d5f4" calcext:value-type="string">
            <text:p>c9c2ad8295833cc201e54e4ae373d5f4</text:p>
          </table:table-cell>
          <table:table-cell table:formula="of:=[.D3]" office:value-type="string" office:string-value="015b70104c07ec0438da1d92d8ae5b6d" calcext:value-type="string">
            <text:p>015b70104c07ec0438da1d92d8ae5b6d</text:p>
          </table:table-cell>
          <table:table-cell table:formula="of:=[.D4]" office:value-type="string" office:string-value="8dc09c1b798557d2ce9d0c88ad9f4762" calcext:value-type="string">
            <text:p>8dc09c1b798557d2ce9d0c88ad9f4762</text:p>
          </table:table-cell>
          <table:table-cell table:formula="of:=[.D5]" office:value-type="string" office:string-value="7a222477a0fa4248c73e5a00881700af" calcext:value-type="string">
            <text:p>7a222477a0fa4248c73e5a00881700af</text:p>
          </table:table-cell>
          <table:table-cell table:formula="of:=[.D6]" office:value-type="string" office:string-value="c53e9c82c370384af425bf2b901015e9" calcext:value-type="string">
            <text:p>c53e9c82c370384af425bf2b901015e9</text:p>
          </table:table-cell>
          <table:table-cell table:formula="of:=[.D7]" office:value-type="string" office:string-value="1e3573e4dd4816897e9c190b00782fb7" calcext:value-type="string">
            <text:p>1e3573e4dd4816897e9c190b00782fb7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15b70104c07ec0438da1d92d8ae5b6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8]" office:value-type="string" office:string-value="c9c2ad8295833cc201e54e4ae373d5f4" calcext:value-type="string">
            <text:p>c9c2ad8295833cc201e54e4ae373d5f4</text:p>
          </table:table-cell>
          <table:table-cell table:formula="of:=[.D9]" office:value-type="string" office:string-value="015b70104c07ec0438da1d92d8ae5b6d" calcext:value-type="string">
            <text:p>015b70104c07ec0438da1d92d8ae5b6d</text:p>
          </table:table-cell>
          <table:table-cell table:formula="of:=[.D10]" office:value-type="string" office:string-value="8dc09c1b798557d2ce9d0c88ad9f4762" calcext:value-type="string">
            <text:p>8dc09c1b798557d2ce9d0c88ad9f4762</text:p>
          </table:table-cell>
          <table:table-cell table:formula="of:=[.D11]" office:value-type="string" office:string-value="7a222477a0fa4248c73e5a00881700af" calcext:value-type="string">
            <text:p>7a222477a0fa4248c73e5a00881700af</text:p>
          </table:table-cell>
          <table:table-cell table:formula="of:=[.D12]" office:value-type="string" office:string-value="c53e9c82c370384af425bf2b901015e9" calcext:value-type="string">
            <text:p>c53e9c82c370384af425bf2b901015e9</text:p>
          </table:table-cell>
          <table:table-cell table:formula="of:=[.D13]" office:value-type="string" office:string-value="1e3573e4dd4816897e9c190b00782fb7" calcext:value-type="string">
            <text:p>1e3573e4dd4816897e9c190b00782fb7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8dc09c1b798557d2ce9d0c88ad9f476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D14]" office:value-type="string" office:string-value="c9c2ad8295833cc201e54e4ae373d5f4" calcext:value-type="string">
            <text:p>c9c2ad8295833cc201e54e4ae373d5f4</text:p>
          </table:table-cell>
          <table:table-cell table:formula="of:=[.D15]" office:value-type="string" office:string-value="015b70104c07ec0438da1d92d8ae5b6d" calcext:value-type="string">
            <text:p>015b70104c07ec0438da1d92d8ae5b6d</text:p>
          </table:table-cell>
          <table:table-cell table:formula="of:=[.D16]" office:value-type="string" office:string-value="8dc09c1b798557d2ce9d0c88ad9f4762" calcext:value-type="string">
            <text:p>8dc09c1b798557d2ce9d0c88ad9f4762</text:p>
          </table:table-cell>
          <table:table-cell table:formula="of:=[.D17]" office:value-type="string" office:string-value="7a222477a0fa4248c73e5a00881700af" calcext:value-type="string">
            <text:p>7a222477a0fa4248c73e5a00881700af</text:p>
          </table:table-cell>
          <table:table-cell table:formula="of:=[.D18]" office:value-type="string" office:string-value="c53e9c82c370384af425bf2b901015e9" calcext:value-type="string">
            <text:p>c53e9c82c370384af425bf2b901015e9</text:p>
          </table:table-cell>
          <table:table-cell table:formula="of:=[.D13]" office:value-type="string" office:string-value="1e3573e4dd4816897e9c190b00782fb7" calcext:value-type="string">
            <text:p>1e3573e4dd4816897e9c190b00782fb7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7a222477a0fa4248c73e5a00881700af</text:p>
          </table:table-cell>
          <table:table-cell table:number-columns-repeated="2"/>
          <table:table-cell office:value-type="string" calcext:value-type="string">
            <text:p>THE SAME?</text:p>
          </table:table-cell>
          <table:table-cell table:formula="of:=IF(COUNTIF([.H2:.H4];[.H2])=COUNTA([.H2:.H4]);&quot;true&quot;;&quot;false&quot;)" office:value-type="string" office:string-value="true" calcext:value-type="string">
            <text:p>true</text:p>
          </table:table-cell>
          <table:table-cell table:formula="of:=IF(COUNTIF([.I2:.I4];[.I2])=COUNTA([.I2:.I4]);&quot;true&quot;;&quot;false&quot;)" office:value-type="string" office:string-value="true" calcext:value-type="string">
            <text:p>true</text:p>
          </table:table-cell>
          <table:table-cell table:formula="of:=IF(COUNTIF([.J2:.J4];[.J2])=COUNTA([.J2:.J4]);&quot;true&quot;;&quot;false&quot;)" office:value-type="string" office:string-value="true" calcext:value-type="string">
            <text:p>true</text:p>
          </table:table-cell>
          <table:table-cell table:formula="of:=IF(COUNTIF([.K2:.K4];[.K2])=COUNTA([.K2:.K4]);&quot;true&quot;;&quot;false&quot;)" office:value-type="string" office:string-value="true" calcext:value-type="string">
            <text:p>true</text:p>
          </table:table-cell>
          <table:table-cell table:formula="of:=IF(COUNTIF([.L2:.L4];[.L2])=COUNTA([.L2:.L4]);&quot;true&quot;;&quot;false&quot;)" office:value-type="string" office:string-value="true" calcext:value-type="string">
            <text:p>true</text:p>
          </table:table-cell>
          <table:table-cell table:formula="of:=IF(COUNTIF([.M2:.M4];[.M2])=COUNTA([.M2:.M4]);&quot;true&quot;;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53e9c82c370384af425bf2b901015e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e3573e4dd4816897e9c190b00782fb7</text:p>
          </table:table-cell>
          <table:table-cell table:number-columns-repeated="3"/>
          <table:table-cell table:style-name="ce31" office:value-type="string" calcext:value-type="string">
            <text:p>Sample 1</text:p>
          </table:table-cell>
          <table:table-cell table:style-name="ce31" office:value-type="string" calcext:value-type="string">
            <text:p>Sample 2</text:p>
          </table:table-cell>
          <table:table-cell table:style-name="ce31" office:value-type="string" calcext:value-type="string">
            <text:p>Sample 3</text:p>
          </table:table-cell>
          <table:table-cell table:style-name="ce31" office:value-type="string" calcext:value-type="string">
            <text:p>MD5 The sam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9c2ad8295833cc201e54e4ae373d5f4</text:p>
          </table:table-cell>
          <table:table-cell table:number-columns-repeated="2"/>
          <table:table-cell table:style-name="ce31" office:value-type="float" office:value="32" calcext:value-type="float">
            <text:p>32</text:p>
          </table:table-cell>
          <table:table-cell table:number-columns-repeated="3" office:value-type="string" calcext:value-type="string">
            <text:p>c9c2ad8295833cc201e54e4ae373d5f4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15b70104c07ec0438da1d92d8ae5b6d</text:p>
          </table:table-cell>
          <table:table-cell table:number-columns-repeated="2"/>
          <table:table-cell table:style-name="ce31" office:value-type="float" office:value="64" calcext:value-type="float">
            <text:p>64</text:p>
          </table:table-cell>
          <table:table-cell table:number-columns-repeated="3" office:value-type="string" calcext:value-type="string">
            <text:p>015b70104c07ec0438da1d92d8ae5b6d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8dc09c1b798557d2ce9d0c88ad9f4762</text:p>
          </table:table-cell>
          <table:table-cell table:number-columns-repeated="2"/>
          <table:table-cell table:style-name="ce31" office:value-type="float" office:value="128" calcext:value-type="float">
            <text:p>128</text:p>
          </table:table-cell>
          <table:table-cell table:number-columns-repeated="3" office:value-type="string" calcext:value-type="string">
            <text:p>8dc09c1b798557d2ce9d0c88ad9f4762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7a222477a0fa4248c73e5a00881700af</text:p>
          </table:table-cell>
          <table:table-cell table:number-columns-repeated="2"/>
          <table:table-cell table:style-name="ce31" office:value-type="float" office:value="256" calcext:value-type="float">
            <text:p>256</text:p>
          </table:table-cell>
          <table:table-cell table:number-columns-repeated="3" office:value-type="string" calcext:value-type="string">
            <text:p>7a222477a0fa4248c73e5a00881700af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53e9c82c370384af425bf2b901015e9</text:p>
          </table:table-cell>
          <table:table-cell table:number-columns-repeated="2"/>
          <table:table-cell table:style-name="ce31" office:value-type="float" office:value="512" calcext:value-type="float">
            <text:p>512</text:p>
          </table:table-cell>
          <table:table-cell table:number-columns-repeated="3" office:value-type="string" calcext:value-type="string">
            <text:p>c53e9c82c370384af425bf2b901015e9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e3573e4dd4816897e9c190b00782fb7</text:p>
          </table:table-cell>
          <table:table-cell table:number-columns-repeated="2"/>
          <table:table-cell table:style-name="ce31" office:value-type="float" office:value="1024" calcext:value-type="float">
            <text:p>1024</text:p>
          </table:table-cell>
          <table:table-cell table:number-columns-repeated="3" office:value-type="string" calcext:value-type="string">
            <text:p>1e3573e4dd4816897e9c190b00782fb7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9c2ad8295833cc201e54e4ae373d5f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15b70104c07ec0438da1d92d8ae5b6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8dc09c1b798557d2ce9d0c88ad9f47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7a222477a0fa4248c73e5a00881700a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53e9c82c370384af425bf2b901015e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e3573e4dd4816897e9c190b00782fb7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 table:number-rows-repeated="4">
          <table:table-cell table:number-columns-repeated="13"/>
        </table:table-row>
        <table:table-row table:style-name="ro1" table:number-rows-repeated="104855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-pilot-tables>
        <table:data-pilot-table table:name="DataPilot1" table:application-data="" table:target-range-address="'Pivot Table_Performance-Resolution Scale_1'.A1:'Pivot Table_Performance-Resolution Scale_1'.H9" table:buttons="'Pivot Table_Performance-Resolution Scale_1'.A1 'Pivot Table_Performance-Resolution Scale_1'.A2 'Pivot Table_Performance-Resolution Scale_1'.A5 'Pivot Table_Performance-Resolution Scale_1'.B4">
          <table:source-cell-range table:cell-range-address="'Performance-Resolution Scale'.A1:'Performance-Resolution Scale'.E19"/>
          <table:data-pilot-field table:source-field-name="FILE" table:orientation="page" table:used-hierarchy="0" table:function="auto">
            <table:data-pilot-level table:show-empty="false">
              <table:data-pilot-members>
                <table:data-pilot-member table:name="ball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OLUTION" table:orientation="column" table:used-hierarchy="0" table:function="auto">
            <table:data-pilot-level table:show-empty="false"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128" table:display="true" table:show-details="true"/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MPLE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(s)" table:orientation="data" table:used-hierarchy="0" table:function="average">
            <table:data-pilot-level table:show-empty="false">
              <table:data-pilot-members>
                <table:data-pilot-member table:name="0.72" table:display="true" table:show-details="true"/>
                <table:data-pilot-member table:name="0.73" table:display="true" table:show-details="true"/>
                <table:data-pilot-member table:name="2.97" table:display="true" table:show-details="true"/>
                <table:data-pilot-member table:name="2.98" table:display="true" table:show-details="true"/>
                <table:data-pilot-member table:name="11.77" table:display="true" table:show-details="true"/>
                <table:data-pilot-member table:name="11.78" table:display="true" table:show-details="true"/>
                <table:data-pilot-member table:name="47.1" table:display="true" table:show-details="true"/>
                <table:data-pilot-member table:name="47.15" table:display="true" table:show-details="true"/>
                <table:data-pilot-member table:name="47.25" table:display="true" table:show-details="true"/>
                <table:data-pilot-member table:name="188.19" table:display="true" table:show-details="true"/>
                <table:data-pilot-member table:name="188.48" table:display="true" table:show-details="true"/>
                <table:data-pilot-member table:name="188.68" table:display="true" table:show-details="true"/>
                <table:data-pilot-member table:name="753.72" table:display="true" table:show-details="true"/>
                <table:data-pilot-member table:name="753.86" table:display="true" table:show-details="true"/>
                <table:data-pilot-member table:name="756.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6">00/00/0000</text:date>, <text:time style:data-style-name="N2" text:time-value="0000-00-00T00:00:02.106802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é Schreuder</meta:initial-creator>
    <meta:creation-date>2014-03-16T17:44:33.740033609</meta:creation-date>
    <dc:date>2014-03-16T19:43:46.262895886</dc:date>
    <dc:creator>Arné Schreuder</dc:creator>
    <meta:editing-duration>PT17M49S</meta:editing-duration>
    <meta:editing-cycles>5</meta:editing-cycles>
    <meta:generator>LibreOffice/4.1.3.2$Linux_X86_64 LibreOffice_project/410m0$Build-2</meta:generator>
    <meta:document-statistic meta:table-count="3" meta:cell-count="3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Pivot Table_Performance-Resolution Scale_1'.C13:'Pivot Table_Performance-Resolution Scale_1'.D18" svg:x="0.77cm" svg:y="0.855cm" svg:width="11.738cm" svg:height="7.545cm">
          <chartooo:coordinate-region svg:x="1.577cm" svg:y="1.054cm" svg:width="10.28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ivot Table_Performance-Resolution Scale_1'.D13:'Pivot Table_Performance-Resolution Scale_1'.D18" chart:class="chart:scatter">
            <chart:domain table:cell-range-address="'Pivot Table_Performance-Resolution Scale_1'.C13:'Pivot Table_Performance-Resolution Scale_1'.C1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'Pivot Table_Performance-Resolution Scale_1'.C13:'Pivot Table_Performance-Resolution Scale_1'.C18</svg:desc>
                </draw:g>
              </table:table-cell>
              <table:table-cell office:value-type="float" office:value="0.726666666666667">
                <text:p>0.726666666666667</text:p>
                <draw:g>
                  <svg:desc>'Pivot Table_Performance-Resolution Scale_1'.D13:'Pivot Table_Performance-Resolution Scale_1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96">
                <text:p>4096</text:p>
              </table:table-cell>
              <table:table-cell office:value-type="float" office:value="2.97666666666667">
                <text:p>2.97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84">
                <text:p>16384</text:p>
              </table:table-cell>
              <table:table-cell office:value-type="float" office:value="11.7733333333333">
                <text:p>11.77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6">
                <text:p>65536</text:p>
              </table:table-cell>
              <table:table-cell office:value-type="float" office:value="47.1666666666667">
                <text:p>47.1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188.45">
                <text:p>188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8576">
                <text:p>1048576</text:p>
              </table:table-cell>
              <table:table-cell office:value-type="float" office:value="754.566666666667">
                <text:p>754.5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